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BENDEZU PORRAS JOHN EMERSO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076070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7636356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RGUEDAS LOZANO, BRUCE RENN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833675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ROMERO MAMANI, LISSETH</text:p>
          </table:table-cell>
          <table:covered-table-cell/>
          <table:covered-table-cell/>
          <table:table-cell table:style-name="Tabla1.E3" table:number-columns-spanned="2" office:value-type="string">
            <text:p text:style-name="P7">DNI:460539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6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5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8</text:p>
          </table:table-cell>
          <table:table-cell table:style-name="Tableau1.D2" office:value-type="string">
            <text:p text:style-name="P12">30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0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8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2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5T16:16:2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